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no</text:p>
          </table:table-cell>
          <table:table-cell table:style-name="ce7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7-21_10-51-13_000.jpg</text:p>
          </table:table-cell>
          <table:table-cell table:style-name="ce22" office:value-type="string">
            <text:p>:m 食べた物　間食 / 味噌スープ</text:p>
          </table:table-cell>
          <table:table-cell table:style-name="ce2"/>
          <table:table-cell table:style-name="ce2"/>
          <table:table-cell table:style-name="ce2" office:value-type="string">
            <text:p>N-35-35-28.559875 E-139-34-49.819335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020-07-21_12-12-51_000.jpg</text:p>
          </table:table-cell>
          <table:table-cell table:style-name="ce22" office:value-type="string">
            <text:p>:m 食べた物　間食 / 味噌スープ</text:p>
          </table:table-cell>
          <table:table-cell table:style-name="ce2"/>
          <table:table-cell table:style-name="ce2"/>
          <table:table-cell table:style-name="ce2" office:value-type="string">
            <text:p>N-35-35-28.614807 E-139-34-49.489746</text:p>
          </table:table-cell>
          <table:table-cell table:style-name="ce32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2020-07-21_15-21-43_000.jpg</text:p>
          </table:table-cell>
          <table:table-cell table:style-name="ce22" office:value-type="string">
            <text:p>:m RES 1-2*2 / free# JVEMV6 37#21.4_21 / 37. miscs of miscs / 21. math&amp;physics / 4. knot-theory / N+,?+,Q-5.n,片結び</text:p>
          </table:table-cell>
          <table:table-cell table:style-name="ce31"/>
          <table:table-cell table:style-name="ce2"/>
          <table:table-cell table:style-name="ce2" office:value-type="string">
            <text:p>N-35-35-28.573608 E-139-34-48.885498</text:p>
          </table:table-cell>
          <table:table-cell table:style-name="ce32" table:formula="of:=IF([.E4]=&quot;&quot;;[.C4];CONCATENATE([.C4];&quot; / &quot;;[.E4]))" office:value-type="string" office:string-value=":m RES 1-2*2 / free# JVEMV6 37#21.4_21 / 37. miscs of miscs / 21. math&amp;physics / 4. knot-theory / N+,?+,Q-5.n,片結び">
            <text:p>:m RES 1-2*2 / free# JVEMV6 37#21.4_21 / 37. miscs of miscs / 21. math&amp;physics / 4. knot-theory / N+,?+,Q-5.n,片結び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7-21_15-37-10_000.jpg</text:p>
          </table:table-cell>
          <table:table-cell table:style-name="ce19" office:value-type="string">
            <text:p>:m :lets / action activity / やること / econ / 「家計支出」；クレジット・ショッピング；推移</text:p>
          </table:table-cell>
          <table:table-cell table:style-name="ce14"/>
          <table:table-cell table:style-name="ce2"/>
          <table:table-cell table:style-name="ce2" office:value-type="string">
            <text:p>N-35-35-28.587341 E-139-34-49.544677</text:p>
          </table:table-cell>
          <table:table-cell table:style-name="ce32" table:formula="of:=IF([.E5]=&quot;&quot;;[.C5];CONCATENATE([.C5];&quot; / &quot;;[.E5]))" office:value-type="string" office:string-value=":m :lets / action activity / やること / econ / 「家計支出」；クレジット・ショッピング；推移">
            <text:p>:m :lets / action activity / やること / econ / 「家計支出」；クレジット・ショッピング；推移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7-21_16-37-58_000.jpg</text:p>
          </table:table-cell>
          <table:table-cell table:style-name="ce22" office:value-type="string">
            <text:p>:m other / 血圧測定 / @山下歯科</text:p>
          </table:table-cell>
          <table:table-cell table:style-name="ce15"/>
          <table:table-cell table:style-name="ce2"/>
          <table:table-cell table:style-name="ce2" office:value-type="string">
            <text:p>N-35-36-3.592529 E-139-36-58.414306</text:p>
          </table:table-cell>
          <table:table-cell table:style-name="ce32" table:formula="of:=IF([.E6]=&quot;&quot;;[.C6];CONCATENATE([.C6];&quot; / &quot;;[.E6]))" office:value-type="string" office:string-value=":m other / 血圧測定 / @山下歯科">
            <text:p>:m other / 血圧測定 / @山下歯科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7-21_19-00-27_000.jpg</text:p>
          </table:table-cell>
          <table:table-cell table:style-name="ce15" office:value-type="string">
            <text:p>:m RES 1*1 / free# JVEMV6 37#23.1_5 / 37. miscs of miscs / 23. CO2 / 1. mind-map / M-47:#23.6 / N+</text:p>
          </table:table-cell>
          <table:table-cell table:style-name="ce16"/>
          <table:table-cell table:style-name="ce2"/>
          <table:table-cell table:style-name="ce2" office:value-type="string">
            <text:p>N-35-35-28.559875 E-139-34-49.434814</text:p>
          </table:table-cell>
          <table:table-cell table:style-name="ce32" table:formula="of:=IF([.E7]=&quot;&quot;;[.C7];CONCATENATE([.C7];&quot; / &quot;;[.E7]))" office:value-type="string" office:string-value=":m RES 1*1 / free# JVEMV6 37#23.1_5 / 37. miscs of miscs / 23. CO2 / 1. mind-map / M-47:#23.6 / N+">
            <text:p>:m RES 1*1 / free# JVEMV6 37#23.1_5 / 37. miscs of miscs / 23. CO2 / 1. mind-map / M-47:#23.6 / N+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7-21_20-57-28_000.jpg</text:p>
          </table:table-cell>
          <table:table-cell table:style-name="ce15" office:value-type="string">
            <text:p>:m 食べた物</text:p>
          </table:table-cell>
          <table:table-cell table:style-name="ce14"/>
          <table:table-cell table:style-name="ce2"/>
          <table:table-cell table:style-name="ce2" office:value-type="string">
            <text:p>N-35-35-28.587341 E-139-34-49.544677</text:p>
          </table:table-cell>
          <table:table-cell table:style-name="ce32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7-21_23-25-50_000.jpg</text:p>
          </table:table-cell>
          <table:table-cell table:style-name="ce15" office:value-type="string">
            <text:p>:PHOTO 記録 / @自室　/ 身体；右脚 / 膝上；肉が垂れ下がっている</text:p>
          </table:table-cell>
          <table:table-cell table:style-name="ce15"/>
          <table:table-cell table:style-name="ce2"/>
          <table:table-cell table:style-name="ce2" office:value-type="string">
            <text:p>N-35-35-28.573608 E-139-34-49.489746</text:p>
          </table:table-cell>
          <table:table-cell table:style-name="ce32" table:formula="of:=IF([.E9]=&quot;&quot;;[.C9];CONCATENATE([.C9];&quot; / &quot;;[.E9]))" office:value-type="string" office:string-value=":PHOTO 記録 / @自室　/ 身体；右脚 / 膝上；肉が垂れ下がっている">
            <text:p>:PHOTO 記録 / @自室　/ 身体；右脚 / 膝上；肉が垂れ下がっている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7-21_23-25-59_000.jpg</text:p>
          </table:table-cell>
          <table:table-cell table:style-name="ce16" office:value-type="string">
            <text:p>:PHOTO 記録 / @自室　/ 身体；左脚 / 膝上；肉が垂れ下がっている</text:p>
          </table:table-cell>
          <table:table-cell table:style-name="ce16"/>
          <table:table-cell table:style-name="ce2"/>
          <table:table-cell table:style-name="ce2" office:value-type="string">
            <text:p>N-35-35-28.573608 E-139-34-49.434814</text:p>
          </table:table-cell>
          <table:table-cell table:style-name="ce32" table:formula="of:=IF([.E10]=&quot;&quot;;[.C10];CONCATENATE([.C10];&quot; / &quot;;[.E10]))" office:value-type="string" office:string-value=":PHOTO 記録 / @自室　/ 身体；左脚 / 膝上；肉が垂れ下がっている">
            <text:p>:PHOTO 記録 / @自室　/ 身体；左脚 / 膝上；肉が垂れ下がっている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7-21_23-26-29_000.jpg</text:p>
          </table:table-cell>
          <table:table-cell table:style-name="ce16" office:value-type="string">
            <text:p>:m 記録 / 身体 / 右脚；脛 / 様子 / 一部が凹んでいる；もしくは、膨らんでいる / time=風呂出たあと</text:p>
          </table:table-cell>
          <table:table-cell table:style-name="ce15"/>
          <table:table-cell table:style-name="ce2"/>
          <table:table-cell table:style-name="ce2" office:value-type="string">
            <text:p>N-35-35-28.601074 E-139-34-49.489746</text:p>
          </table:table-cell>
          <table:table-cell table:style-name="ce32" table:formula="of:=IF([.E11]=&quot;&quot;;[.C11];CONCATENATE([.C11];&quot; / &quot;;[.E11]))" office:value-type="string" office:string-value=":m 記録 / 身体 / 右脚；脛 / 様子 / 一部が凹んでいる；もしくは、膨らんでいる / time=風呂出たあと">
            <text:p>:m 記録 / 身体 / 右脚；脛 / 様子 / 一部が凹んでいる；もしくは、膨らんでいる / time=風呂出たあと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2020-07-21_23-28-02_000.jpg</text:p>
          </table:table-cell>
          <table:table-cell table:style-name="ce14" office:value-type="string">
            <text:p>:m 記録 / お酒</text:p>
          </table:table-cell>
          <table:table-cell table:style-name="ce16"/>
          <table:table-cell table:style-name="ce2"/>
          <table:table-cell table:style-name="ce2" office:value-type="string">
            <text:p>N-35-35-28.518676 E-139-34-48.995361</text:p>
          </table:table-cell>
          <table:table-cell table:style-name="ce32" table:formula="of:=IF([.E12]=&quot;&quot;;[.C12];CONCATENATE([.C12];&quot; / &quot;;[.E12]))" office:value-type="string" office:string-value=":m 記録 / お酒">
            <text:p>:m 記録 / お酒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2020-07-21_23-36-40_000.jpg</text:p>
          </table:table-cell>
          <table:table-cell table:style-name="ce14" office:value-type="string">
            <text:p>:m 記録 / お酒</text:p>
          </table:table-cell>
          <table:table-cell table:style-name="ce16"/>
          <table:table-cell table:style-name="ce2"/>
          <table:table-cell table:style-name="ce2" office:value-type="string">
            <text:p>N-35-35-28.587341 E-139-34-49.544677</text:p>
          </table:table-cell>
          <table:table-cell table:style-name="ce32" table:formula="of:=IF([.E13]=&quot;&quot;;[.C13];CONCATENATE([.C13];&quot; / &quot;;[.E13]))" office:value-type="string" office:string-value=":m 記録 / お酒">
            <text:p>:m 記録 / お酒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string">
            <text:p>2020-07-22_01-10-30_000.jpg</text:p>
          </table:table-cell>
          <table:table-cell table:style-name="ce14" office:value-type="string">
            <text:p>:m other / log / 寝る前　ウェブ閲覧　記録　（for オナニー） / 未了 </text:p>
          </table:table-cell>
          <table:table-cell table:style-name="ce14"/>
          <table:table-cell table:style-name="ce2"/>
          <table:table-cell table:style-name="ce2" office:value-type="string">
            <text:p>N-35-35-28.573608 E-139-34-49.324951</text:p>
          </table:table-cell>
          <table:table-cell table:style-name="ce32" table:formula="of:=IF([.E14]=&quot;&quot;;[.C14];CONCATENATE([.C14];&quot; / &quot;;[.E14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2020-07-22_01-10-41_000.jpg</text:p>
          </table:table-cell>
          <table:table-cell table:style-name="ce15" office:value-type="string">
            <text:p>:m :PHOTO 寝た時刻 / 2020</text:p>
          </table:table-cell>
          <table:table-cell table:style-name="ce15"/>
          <table:table-cell table:style-name="ce2"/>
          <table:table-cell table:style-name="ce2" office:value-type="string">
            <text:p>N-35-35-28.573608 E-139-34-49.324951</text:p>
          </table:table-cell>
          <table:table-cell table:style-name="ce32" table:formula="of:=IF([.E15]=&quot;&quot;;[.C15];CONCATENATE([.C15];&quot; / &quot;;[.E15]))" office:value-type="string" office:string-value=":m :PHOTO 寝た時刻 / 2020">
            <text:p>:m :PHOTO 寝た時刻 / 2020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string">
            <text:p>2020-07-22_01-12-17_000.jpg</text:p>
          </table:table-cell>
          <table:table-cell table:style-name="ce14" office:value-type="string">
            <text:p>:m 記録 / お酒</text:p>
          </table:table-cell>
          <table:table-cell table:style-name="ce16"/>
          <table:table-cell table:style-name="ce2"/>
          <table:table-cell table:style-name="ce2" office:value-type="string">
            <text:p>N-35-35-28.601074 E-139-34-49.489746</text:p>
          </table:table-cell>
          <table:table-cell table:style-name="ce32" table:formula="of:=IF([.E16]=&quot;&quot;;[.C16];CONCATENATE([.C16];&quot; / &quot;;[.E16]))" office:value-type="string" office:string-value=":m 記録 / お酒">
            <text:p>:m 記録 / お酒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2020-07-22_07-02-41_000.jpg</text:p>
          </table:table-cell>
          <table:table-cell table:style-name="ce16" office:value-type="string">
            <text:p>:m :PHOTO 起きた時刻 / 2020</text:p>
          </table:table-cell>
          <table:table-cell table:style-name="ce19"/>
          <table:table-cell table:style-name="ce2"/>
          <table:table-cell table:style-name="ce2"/>
          <table:table-cell table:style-name="ce32" table:formula="of:=IF([.E17]=&quot;&quot;;[.C17];CONCATENATE([.C17];&quot; / &quot;;[.E17]))" office:value-type="string" office:string-value=":m :PHOTO 起きた時刻 / 2020">
            <text:p>:m :PHOTO 起きた時刻 / 2020</text:p>
          </table:table-cell>
          <table:table-cell table:style-name="ce2"/>
          <table:table-cell table:style-name="ce33"/>
          <table:table-cell table:number-columns-repeated="101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string">
            <text:p>2020-07-22_07-10-05_000.jpg</text:p>
          </table:table-cell>
          <table:table-cell table:style-name="ce16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2"/>
          <table:table-cell table:style-name="ce2" office:value-type="string">
            <text:p>N-35-35-28.587341 E-139-34-49.544677</text:p>
          </table:table-cell>
          <table:table-cell table:style-name="ce32" table:formula="of:=IF([.E18]=&quot;&quot;;[.C18];CONCATENATE([.C18];&quot; / &quot;;[.E18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2020-07-21_23-15-56_000.mp4</text:p>
          </table:table-cell>
          <table:table-cell table:style-name="ce5" office:value-type="string">
            <text:p>:VIDEO / @自宅 / メモ / kb,keyboard / 演奏、play / k-2020-0721-1 / genr=res-N,key=D,note=(3f-5)(1-3f)(7f-8)(4-5),for=2-finger-play</text:p>
          </table:table-cell>
          <table:table-cell table:style-name="ce16"/>
          <table:table-cell table:style-name="ce2"/>
          <table:table-cell table:style-name="ce2"/>
          <table:table-cell table:style-name="ce32" table:formula="of:=IF([.E19]=&quot;&quot;;[.C19];CONCATENATE([.C19];&quot; / &quot;;[.E19]))" office:value-type="string" office:string-value=":VIDEO / @自宅 / メモ / kb,keyboard / 演奏、play / k-2020-0721-1 / genr=res-N,key=D,note=(3f-5)(1-3f)(7f-8)(4-5),for=2-finger-play">
            <text:p>:VIDEO / @自宅 / メモ / kb,keyboard / 演奏、play / k-2020-0721-1 / genr=res-N,key=D,note=(3f-5)(1-3f)(7f-8)(4-5),for=2-finger-play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4"/>
          <table:table-cell table:style-name="ce2"/>
          <table:table-cell table:style-name="ce2"/>
          <table:table-cell table:style-name="ce32" table:formula="of:=IF([.E20]=&quot;&quot;;[.C20];CONCATENATE([.C20];&quot; / &quot;;[.E2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5"/>
          <table:table-cell table:style-name="ce2"/>
          <table:table-cell table:style-name="ce2"/>
          <table:table-cell table:style-name="ce32" table:formula="of:=IF([.E21]=&quot;&quot;;[.C21];CONCATENATE([.C21];&quot; / &quot;;[.E2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16"/>
          <table:table-cell table:style-name="ce2"/>
          <table:table-cell table:style-name="ce2"/>
          <table:table-cell table:style-name="ce32" table:formula="of:=IF([.E22]=&quot;&quot;;[.C22];CONCATENATE([.C22];&quot; / &quot;;[.E2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13"/>
          <table:table-cell table:style-name="ce2"/>
          <table:table-cell table:style-name="ce2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2"/>
          <table:table-cell table:style-name="ce2"/>
          <table:table-cell table:style-name="ce2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5"/>
          <table:table-cell table:style-name="ce2"/>
          <table:table-cell table:style-name="ce2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6"/>
          <table:table-cell table:style-name="ce2"/>
          <table:table-cell table:style-name="ce2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5"/>
          <table:table-cell table:style-name="ce2"/>
          <table:table-cell table:style-name="ce2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5"/>
          <table:table-cell table:style-name="ce2"/>
          <table:table-cell table:style-name="ce2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4"/>
          <table:table-cell table:style-name="ce2"/>
          <table:table-cell table:style-name="ce2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5"/>
          <table:table-cell table:style-name="ce2"/>
          <table:table-cell table:style-name="ce2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6"/>
          <table:table-cell table:style-name="ce2"/>
          <table:table-cell table:style-name="ce2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4"/>
          <table:table-cell table:style-name="ce23"/>
          <table:table-cell table:style-name="ce2"/>
          <table:table-cell table:style-name="ce2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3"/>
          <table:table-cell table:style-name="ce2"/>
          <table:table-cell table:style-name="ce2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2"/>
          <table:table-cell table:style-name="ce2"/>
          <table:table-cell table:style-name="ce2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2"/>
          <table:table-cell table:style-name="ce2"/>
          <table:table-cell table:style-name="ce2"/>
          <table:table-cell table:style-name="ce2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3"/>
          <table:table-cell table:style-name="ce2"/>
          <table:table-cell table:style-name="ce2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3"/>
          <table:table-cell table:style-name="ce2"/>
          <table:table-cell table:style-name="ce2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2" table:formula="of:=IF([.E72]=&quot;&quot;;[.C72];CONCATENATE([.C72];&quot; / &quot;;[.E7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3"/>
          <table:table-cell table:style-name="ce2"/>
          <table:table-cell table:style-name="ce2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3"/>
          <table:table-cell table:style-name="ce2"/>
          <table:table-cell table:style-name="ce2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7"/>
          <table:table-cell table:style-name="ce2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17"/>
          <table:table-cell table:style-name="ce2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23"/>
          <table:table-cell table:style-name="ce2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7" table:formula="of:=COUNTBLANK([.$C$2:.C29])"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-*</text:p>
          </table:table-cell>
          <table:table-cell table:style-name="ce27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9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total</text:p>
          </table:table-cell>
          <table:table-cell table:style-name="ce27" table:formula="of:=COUNTA([.$B$2:.$B29])" office:value-type="float" office:value="18">
            <text:p>18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0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4"/>
          <table:table-cell table:style-name="ce11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4"/>
          <table:table-cell table:style-name="ce8" office:value-type="string">
            <text:p>:bookmemo / 読んだ本 / 『』 / 著者=XXX</text:p>
          </table:table-cell>
          <table:table-cell table:style-name="ce27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6">
          <table:table-cell table:style-name="ce5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とうふ、切干、ひじき　魚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5"/>
          <table:table-cell table:style-name="ce13" office:value-type="string">
            <text:p>:m 食べた物　間食 / とうふ、こんにゃく、切干、ひじき　魚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食べた物　間食 / ヨーグルト / +=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味噌スープ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カップヌードル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記録 / お酒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足の裏 / 水虫 / 右足 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足、かかと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手、親指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鼻柱、根元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右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口角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顔、ぶつけた跡、ケガ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耳、左 / 腫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足の裏 / ツボ押しのあと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髪の毛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music / log / kb / s.1:free,N,flow,R=1 s.2:g.h.,N,R=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5" office:value-type="string">
            <text:p>:m :PHOTO 寝た時刻 / 2020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m :PHOTO 起きた時刻（夜中）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5" office:value-type="string">
            <text:p>:m other / log / 寝る前　ウェブ閲覧　記録 / 就寝前の、動画閲覧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diary / 20181124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見た夢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温度 / 部屋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7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memo / 20181127 / やりたいこと / (K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notes / 20181130 / (K,C,R,P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diary / 20181206 / (K,C,P,R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/ daylog メモ / 190418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8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art / dessin / D-17 8# / des.竹林、巻雲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tome/ (J*)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th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lets / action activity / やること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do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i FX / coding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? X-X*X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VIDEO / @自宅 / 記録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guitar,gt / 演奏、play / g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kb,keyboard / 演奏、play / k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clarinet / 演奏、play / c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jap.flute / 演奏、play / f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recorder,rc / 演奏、play / r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sax / 演奏、play / s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体操 / hip-hopダンス、ヒップホップ / h-2020-072X-X / id=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宅 / メモ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guitar,gt / g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kb,keyboard / 演奏、play / k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clarinet / 演奏、play / c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jap.flute / 演奏、play / f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recorder / 演奏、play / r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harp / 演奏 / h-2020-07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in-mid / app=perfect-piano / 演奏、play / id-2020-072X-X / category=melody,inst=piano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music / log / kb / score / free / id=GO9M / page.2 / block-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fm11 WHERE _id &lt;= 45473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6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2">2020/07/22</text:date>, <text:time>09:02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7-22T09:02:04.61</dc:date>
    <dc:creator>iwabuchi ken</dc:creator>
    <meta:editing-duration>P23DT2H30M16S</meta:editing-duration>
    <meta:editing-cycles>8982</meta:editing-cycles>
    <meta:document-statistic meta:table-count="1" meta:cell-count="462" meta:object-count="0"/>
  </office:meta>
</office:document-meta>
</file>